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0d40bc" officeooo:paragraph-rsid="000d40bc"/>
    </style:style>
    <style:style style:name="P2" style:family="paragraph" style:parent-style-name="Quotations">
      <style:paragraph-properties fo:margin-left="0cm" fo:margin-right="1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</text:p>
      <text:p text:style-name="Text_20_body"/>
      <text:h text:style-name="Heading_20_1" text:outline-level="1">HEADING 1</text:h>
      <text:h text:style-name="Heading_20_2" text:outline-level="2">HEADING 2</text:h>
      <text:h text:style-name="Heading_20_3" text:outline-level="3">HEADING 3</text:h>
      <text:p text:style-name="Quotations">Quote</text:p>
      <text:p text:style-name="P2"/>
      <text:p text:style-name="Text_20_body">First pararaph</text:p>
      <text:p text:style-name="Text_20_body">Second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99cm" loext:contextual-spacing="false" fo:line-height="120%" style:page-number="auto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cm" style:auto-text-indent="false" style:writing-mode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Turner</meta:initial-creator>
    <meta:creation-date>2016-06-22T17:02:36.447591671</meta:creation-date>
    <meta:generator>LibreOffice/5.4.4.2$Linux_X86_64 LibreOffice_project/40m0$Build-2</meta:generator>
    <dc:date>2018-01-29T14:29:11.572836477</dc:date>
    <dc:creator>Andrew Turner</dc:creator>
    <meta:editing-duration>PT7M12S</meta:editing-duration>
    <meta:editing-cycles>4</meta:editing-cycles>
    <meta:document-statistic meta:table-count="0" meta:image-count="0" meta:object-count="0" meta:page-count="1" meta:paragraph-count="7" meta:word-count="12" meta:character-count="67" meta:non-whitespace-character-count="62"/>
  </office:meta>
</office:document-meta>
</file>